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2" style:parent-style-name="StrongEmphasis" style:family="text">
      <style:text-properties style:font-name="Arial" fo:font-size="11pt" style:font-size-asian="11pt" style:font-size-complex="11pt"/>
    </style:style>
    <style:style style:name="P3" style:parent-style-name="Textbody" style:family="paragraph">
      <style:text-properties style:font-name="Arial" fo:font-size="11pt" style:font-size-asian="11pt" style:font-size-complex="11pt"/>
    </style:style>
    <style:style style:name="P4" style:parent-style-name="Textbody" style:family="paragraph">
      <style:text-properties style:font-name="Arial" fo:font-size="11pt" style:font-size-asian="11pt" style:font-size-complex="11pt"/>
    </style:style>
    <style:style style:name="T5" style:parent-style-name="StrongEmphasis" style:family="text">
      <style:text-properties style:font-name="Arial" fo:font-size="11pt" style:font-size-asian="11pt" style:font-size-complex="11pt"/>
    </style:style>
    <style:style style:name="P6" style:parent-style-name="Textbody" style:family="paragraph">
      <style:text-properties style:font-name="Arial" fo:font-size="11pt" style:font-size-asian="11pt" style:font-size-complex="11pt"/>
    </style:style>
    <style:style style:name="T7" style:parent-style-name="StrongEmphasis" style:family="text">
      <style:text-properties style:font-name="Arial" fo:font-size="11pt" style:font-size-asian="11pt" style:font-size-complex="11pt"/>
    </style:style>
    <style:style style:name="P8" style:parent-style-name="Textbody" style:family="paragraph">
      <style:text-properties style:font-name="Arial" fo:font-size="11pt" style:font-size-asian="11pt" style:font-size-complex="11pt"/>
    </style:style>
    <style:style style:name="T9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0" style:parent-style-name="StrongEmphasis" style:family="text">
      <style:text-properties style:font-name="Arial" fo:font-size="11pt" style:font-size-asian="11pt" style:font-size-complex="11pt"/>
    </style:style>
    <style:style style:name="P11" style:parent-style-name="Textbody" style:family="paragraph">
      <style:text-properties style:font-name="Arial" fo:font-size="11pt" style:font-size-asian="11pt" style:font-size-complex="11pt"/>
    </style:style>
    <style:style style:name="P12" style:parent-style-name="Textbody" style:family="paragraph">
      <style:text-properties style:font-name="Arial" fo:font-size="11pt" style:font-size-asian="11pt" style:font-size-complex="11pt"/>
    </style:style>
    <style:style style:name="T13" style:parent-style-name="StrongEmphasis" style:family="text">
      <style:text-properties style:font-name="Arial" fo:font-size="11pt" style:font-size-asian="11pt" style:font-size-complex="11pt"/>
    </style:style>
    <style:style style:name="P14" style:parent-style-name="Textbody" style:family="paragraph">
      <style:text-properties style:font-name="Arial" fo:font-size="11pt" style:font-size-asian="11pt" style:font-size-complex="11pt"/>
    </style:style>
    <style:style style:name="P15" style:parent-style-name="Textbody" style:family="paragraph">
      <style:text-properties style:font-name="Arial" fo:font-size="11pt" style:font-size-asian="11pt" style:font-size-complex="11pt"/>
    </style:style>
    <style:style style:name="P16" style:parent-style-name="Textbody" style:family="paragraph">
      <style:text-properties style:font-name="Arial" fo:font-size="11pt" style:font-size-asian="11pt" style:font-size-complex="11pt"/>
    </style:style>
    <style:style style:name="T17" style:parent-style-name="StrongEmphasis" style:family="text">
      <style:text-properties style:font-name="Arial" fo:font-weight="normal" style:font-weight-asian="normal" style:font-weight-complex="normal" fo:font-size="11pt" style:font-size-asian="11pt" style:font-size-complex="11pt"/>
    </style:style>
    <style:style style:name="T18" style:parent-style-name="StrongEmphasis" style:family="text">
      <style:text-properties style:font-name="Arial" fo:font-size="11pt" style:font-size-asian="11pt" style:font-size-complex="11pt"/>
    </style:style>
    <style:style style:name="T19" style:parent-style-name="StrongEmphasis" style:family="text">
      <style:text-properties style:font-name="Arial" fo:font-size="11pt" style:font-size-asian="11pt" style:font-size-complex="11pt"/>
    </style:style>
    <style:style style:name="P20" style:parent-style-name="Textbody" style:family="paragraph">
      <style:text-properties style:font-name="Arial" fo:font-size="11pt" style:font-size-asian="11pt" style:font-size-complex="11pt"/>
    </style:style>
    <style:style style:name="P21" style:parent-style-name="Textbody" style:family="paragraph">
      <style:text-properties style:font-name="Arial" fo:font-size="11pt" style:font-size-asian="11pt" style:font-size-complex="11pt"/>
    </style:style>
    <style:style style:name="T22" style:parent-style-name="StrongEmphasis" style:family="text">
      <style:text-properties style:font-name="Arial" fo:font-weight="normal" style:font-weight-asian="normal" style:font-weight-complex="normal" fo:font-size="11pt" style:font-size-asian="11pt" style:font-size-complex="11pt"/>
    </style:style>
    <style:style style:name="T23" style:parent-style-name="StrongEmphasis" style:family="text">
      <style:text-properties style:font-name="Arial" fo:font-size="11pt" style:font-size-asian="11pt" style:font-size-complex="11pt"/>
    </style:style>
    <style:style style:name="P24" style:parent-style-name="Textbody" style:family="paragraph">
      <style:text-properties style:font-name="Arial" fo:font-size="11pt" style:font-size-asian="11pt" style:font-size-complex="11pt"/>
    </style:style>
    <style:style style:name="T25" style:parent-style-name="StrongEmphasis" style:family="text">
      <style:text-properties style:font-name="Arial" fo:font-size="11pt" style:font-size-asian="11pt" style:font-size-complex="11pt"/>
    </style:style>
    <style:style style:name="P26" style:parent-style-name="Textbody" style:family="paragraph">
      <style:text-properties style:font-name="Arial" fo:font-size="11pt" style:font-size-asian="11pt" style:font-size-complex="11pt"/>
    </style:style>
    <style:style style:name="P27" style:parent-style-name="Textbody" style:family="paragraph">
      <style:text-properties style:font-name="Arial" fo:font-size="11pt" style:font-size-asian="11pt" style:font-size-complex="11pt"/>
    </style:style>
    <style:style style:name="T28" style:parent-style-name="StrongEmphasis" style:family="text">
      <style:text-properties style:font-name="Arial" fo:font-weight="normal" style:font-weight-asian="normal" style:font-weight-complex="normal" fo:font-size="11pt" style:font-size-asian="11pt" style:font-size-complex="11pt"/>
    </style:style>
    <style:style style:name="T29" style:parent-style-name="StrongEmphasis" style:family="text">
      <style:text-properties style:font-name="Arial" fo:font-size="11pt" style:font-size-asian="11pt" style:font-size-complex="11pt"/>
    </style:style>
    <style:style style:name="T30" style:parent-style-name="StrongEmphasis" style:family="text">
      <style:text-properties style:font-name="Arial" fo:font-weight="normal" style:font-weight-asian="normal" style:font-weight-complex="normal" fo:font-size="11pt" style:font-size-asian="11pt" style:font-size-complex="11pt"/>
    </style:style>
    <style:style style:name="P31" style:parent-style-name="Textbody" style:family="paragraph">
      <style:text-properties style:font-name="Arial" fo:font-size="11pt" style:font-size-asian="11pt" style:font-size-complex="11pt"/>
    </style:style>
    <style:style style:name="T32" style:parent-style-name="StrongEmphasis" style:family="text">
      <style:text-properties style:font-name="Arial" fo:font-size="11pt" style:font-size-asian="11pt" style:font-size-complex="11pt"/>
    </style:style>
    <style:style style:name="T33" style:parent-style-name="StrongEmphasis" style:family="text">
      <style:text-properties style:font-name="Arial" fo:font-size="11pt" style:font-size-asian="11pt" style:font-size-complex="11pt"/>
    </style:style>
    <style:style style:name="T34" style:parent-style-name="StrongEmphasis" style:family="text">
      <style:text-properties style:font-name="Arial" fo:font-size="11pt" style:font-size-asian="11pt" style:font-size-complex="11pt"/>
    </style:style>
    <style:style style:name="T35" style:parent-style-name="StrongEmphasis" style:family="text">
      <style:text-properties style:font-name="Arial" fo:font-weight="normal" style:font-weight-asian="normal" style:font-weight-complex="normal" fo:font-size="11pt" style:font-size-asian="11pt" style:font-size-complex="11pt"/>
    </style:style>
    <style:style style:name="P36" style:parent-style-name="Textbody" style:family="paragraph">
      <style:text-properties style:font-name="Arial" fo:font-size="11pt" style:font-size-asian="11pt" style:font-size-complex="11pt"/>
    </style:style>
    <style:style style:name="P37" style:parent-style-name="Textbody" style:family="paragraph">
      <style:text-properties style:font-name="Arial" fo:font-size="11pt" style:font-size-asian="11pt" style:font-size-complex="11pt"/>
    </style:style>
    <style:style style:name="P38" style:parent-style-name="Textbody" style:family="paragraph">
      <style:text-properties style:font-name="Arial" fo:font-size="11pt" style:font-size-asian="11pt" style:font-size-complex="11pt"/>
    </style:style>
    <style:style style:name="T39" style:parent-style-name="StrongEmphasis" style:family="text">
      <style:text-properties style:font-name="Arial" fo:font-size="11pt" style:font-size-asian="11pt" style:font-size-complex="11pt"/>
    </style:style>
    <style:style style:name="T40" style:parent-style-name="Fuentedepárrafopredeter." style:family="text">
      <style:text-properties style:font-name="Arial" fo:font-size="11pt" style:font-size-asian="11pt" style:font-size-complex="11pt"/>
    </style:style>
    <style:style style:name="T41" style:parent-style-name="Fuentedepárrafopredeter." style:family="text">
      <style:text-properties style:font-name="Arial" fo:font-size="11pt" style:font-size-asian="11pt" style:font-size-complex="11pt"/>
    </style:style>
    <style:style style:name="P42" style:parent-style-name="Textbody" style:family="paragraph">
      <style:text-properties style:font-name="Arial" fo:font-size="11pt" style:font-size-asian="11pt" style:font-size-complex="11pt"/>
    </style:style>
    <style:style style:name="P43" style:parent-style-name="Textbody" style:family="paragraph">
      <style:text-properties style:font-name="Arial" fo:font-size="11pt" style:font-size-asian="11pt" style:font-size-complex="11pt"/>
    </style:style>
    <style:style style:name="T44" style:parent-style-name="StrongEmphasis" style:family="text">
      <style:text-properties style:font-name="Arial" fo:font-weight="normal" style:font-weight-asian="normal" style:font-weight-complex="normal" fo:font-size="11pt" style:font-size-asian="11pt" style:font-size-complex="11pt"/>
    </style:style>
    <style:style style:name="T45" style:parent-style-name="StrongEmphasis" style:family="text">
      <style:text-properties style:font-name="Arial" fo:font-size="11pt" style:font-size-asian="11pt" style:font-size-complex="11pt"/>
    </style:style>
    <style:style style:name="P46" style:parent-style-name="Standard" style:family="paragraph">
      <style:text-properties style:font-name="Arial" fo:font-size="11pt" style:font-size-asian="11pt" style:font-size-complex="11pt"/>
    </style:style>
  </office:automatic-styles>
  <office:body>
    <office:text text:use-soft-page-breaks="true">
      <text:p text:style-name="P1"><text:span text:style-name="T2">1. ¿Cuál de las siguientes afirmaciones describe mejor a las Tecnologías Habilitadoras Digitales (THD)?</text:span></text:p>
      <text:p text:style-name="P3"><text:tab/>A) Son herramientas individuales para mejorar la productividad.</text:p>
      <text:p text:style-name="P4"><text:tab/>B) Son dispositivos móviles de última generación.</text:p>
      <text:p text:style-name="Textbody"><text:span text:style-name="T5"><text:tab/>C) Son un ecosistema que transforma procesos, modelos de negocio y experiencias.</text:span></text:p>
      <text:p text:style-name="P6"><text:tab/>D) Son tecnologías centradas exclusivamente en el entretenimiento.</text:p>
      <text:p text:style-name="Textbody"><text:span text:style-name="T7">2. ¿Cuál NO es una característica clave del 5G?</text:span></text:p>
      <text:p text:style-name="P8"><text:tab/>A) Capacidad para conectar millones de dispositivos.</text:p>
      <text:p text:style-name="Textbody"><text:span text:style-name="T9"><text:tab/><text:s/></text:span><text:span text:style-name="T10">B) Cobertura global sin necesidad de infraestructura adicional.</text:span></text:p>
      <text:p text:style-name="P11"><text:tab/>C) Latencia inferior a 1 milisegundo.</text:p>
      <text:p text:style-name="P12"><text:tab/>D) Velocidad de hasta 10 Gbps.</text:p>
      <text:p text:style-name="Textbody"><text:span text:style-name="T13">3. ¿Qué aplicación del 5G permite crear una réplica virtual de una planta industrial?</text:span></text:p>
      <text:p text:style-name="P14"><text:tab/>A) Conducción Autónoma</text:p>
      <text:p text:style-name="P15"><text:tab/>B) Telemedicina</text:p>
      <text:p text:style-name="P16"><text:tab/>C) Realidad Aumentada</text:p>
      <text:p text:style-name="Textbody"><text:span text:style-name="T17"><text:tab/></text:span><text:span text:style-name="T18">D) Fábricas Inteligentes</text:span></text:p>
      <text:p text:style-name="Textbody"><text:span text:style-name="T19">4. ¿Cuál de los siguientes métodos de impresión 3D es más adecuado para piezas detalladas como prótesis médicas?</text:span></text:p>
      <text:p text:style-name="P20"><text:tab/>A) FDM</text:p>
      <text:p text:style-name="P21"><text:tab/>B) SLS</text:p>
      <text:p text:style-name="Textbody"><text:span text:style-name="T22"><text:tab/></text:span><text:span text:style-name="T23">C) SLA</text:span></text:p>
      <text:p text:style-name="P24"><text:tab/>D) CNC</text:p>
      <text:p text:style-name="Textbody"><text:span text:style-name="T25">5. ¿Qué ventaja ofrece la impresión 3D en términos de sostenibilidad?</text:span></text:p>
      <text:p text:style-name="P26"><text:tab/>A) Requiere transporte internacional constante.</text:p>
      <text:p text:style-name="P27"><text:s/><text:tab/>B) Genera residuos tóxicos.</text:p>
      <text:p text:style-name="Textbody"><text:span text:style-name="T28"><text:tab/></text:span><text:span text:style-name="T29">C) Reduce el desperdicio de materiales y la huella de carbono</text:span><text:span text:style-name="T30">.</text:span></text:p>
      <text:p text:style-name="P31"><text:tab/>D) Aumenta el consumo energético.</text:p>
      <text:p text:style-name="Textbody"><text:span text:style-name="T32">6. ¿Qué distingue a los cobots de los robots industriales tradicionales?</text:span></text:p>
      <text:p text:style-name="Textbody"><text:span text:style-name="T33"><text:tab/></text:span><text:span text:style-name="T34">A) Están diseñados para interactuar de forma segura con humanos</text:span><text:span text:style-name="T35">.</text:span></text:p>
      <text:p text:style-name="P36"><text:tab/>B) Trabajan de forma aislada por seguridad.</text:p>
      <text:p text:style-name="P37"><text:tab/>C) Solo se usan en la industria automotriz.</text:p>
      <text:p text:style-name="P38"><text:s/><text:tab/>D) Son más grandes y potentes.</text:p>
      <text:p text:style-name="Textbody"><text:span text:style-name="T39">7. ¿Qué empresa del sector alimentario está experimentando con cobots para pelar aguacates?</text:span><text:span text:style-name="T40"><text:s/></text:span><text:span text:style-name="T41"><text:tab/>A) Subway</text:span></text:p>
      <text:p text:style-name="P42"><text:tab/>B) McDonald's</text:p>
      <text:soft-page-break/>
      <text:p text:style-name="P43"><text:tab/>C) Starbucks</text:p>
      <text:p text:style-name="Textbody"><text:span text:style-name="T44"><text:tab/></text:span><text:span text:style-name="T45">D) Chipotle</text:span></text:p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lumno Tarde</dc:creator>
    <meta:creation-date>2025-10-21T20:18:00Z</meta:creation-date>
    <dc:date>2025-10-30T14:47:00Z</dc:date>
    <meta:template xlink:href="Normal.dotm" xlink:type="simple"/>
    <meta:editing-cycles>4</meta:editing-cycles>
    <meta:editing-duration>PT300S</meta:editing-duration>
    <meta:document-statistic meta:page-count="2" meta:paragraph-count="3" meta:word-count="244" meta:character-count="1583" meta:row-count="11" meta:non-whitespace-character-count="1342"/>
  </office:meta>
</office:document-meta>
</file>